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5994" officeooo:paragraph-rsid="001c5994" style:font-size-asian="17.5pt" style:font-size-complex="20pt"/>
    </style:style>
    <style:style style:name="P2" style:family="paragraph" style:parent-style-name="Standard">
      <style:paragraph-properties fo:text-align="start" style:justify-single-word="false"/>
      <style:text-properties fo:font-size="16pt" officeooo:rsid="001c5994" officeooo:paragraph-rsid="001c5994" style:font-size-asian="14pt" style:font-size-complex="16pt"/>
    </style:style>
    <style:style style:name="P3" style:family="paragraph" style:parent-style-name="Standard">
      <style:paragraph-properties fo:text-align="start" style:justify-single-word="false"/>
      <style:text-properties fo:font-size="16pt" officeooo:rsid="001dd583" officeooo:paragraph-rsid="001dd583" style:font-size-asian="14pt" style:font-size-complex="16pt"/>
    </style:style>
    <style:style style:name="P4" style:family="paragraph" style:parent-style-name="Standard">
      <style:paragraph-properties fo:text-align="start" style:justify-single-word="false"/>
      <style:text-properties fo:font-size="16pt" officeooo:rsid="001ee226" officeooo:paragraph-rsid="001ee226" style:font-size-asian="14pt" style:font-size-complex="16pt"/>
    </style:style>
    <style:style style:name="P5" style:family="paragraph" style:parent-style-name="Standard">
      <style:paragraph-properties fo:text-align="start" style:justify-single-word="false"/>
      <style:text-properties fo:font-size="14pt" officeooo:rsid="001c5994" officeooo:paragraph-rsid="001c5994" style:font-size-asian="12.25pt" style:font-size-complex="14pt"/>
    </style:style>
    <style:style style:name="P6" style:family="paragraph" style:parent-style-name="Standard">
      <style:paragraph-properties fo:text-align="start" style:justify-single-word="false"/>
      <style:text-properties fo:font-size="14pt" officeooo:rsid="001c5994" officeooo:paragraph-rsid="001dd583" style:font-size-asian="12.25pt" style:font-size-complex="14pt"/>
    </style:style>
    <style:style style:name="P7" style:family="paragraph" style:parent-style-name="Standard">
      <style:paragraph-properties fo:text-align="start" style:justify-single-word="false"/>
      <style:text-properties fo:font-size="14pt" officeooo:rsid="001dd583" officeooo:paragraph-rsid="001dd583" style:font-size-asian="12.25pt" style:font-size-complex="14pt"/>
    </style:style>
    <style:style style:name="P8" style:family="paragraph" style:parent-style-name="Standard">
      <style:paragraph-properties fo:text-align="start" style:justify-single-word="false"/>
      <style:text-properties fo:font-size="14pt" officeooo:rsid="001ee226" officeooo:paragraph-rsid="001ee226" style:font-size-asian="12.25pt" style:font-size-complex="14pt"/>
    </style:style>
    <style:style style:name="T1" style:family="text">
      <style:text-properties officeooo:rsid="001dd583"/>
    </style:style>
    <style:style style:name="T2" style:family="text">
      <style:text-properties style:text-line-through-style="solid" style:text-line-through-type="single"/>
    </style:style>
    <style:style style:name="T3" style:family="text">
      <style:text-properties style:text-line-through-style="none" style:text-line-through-type="none"/>
    </style:style>
    <style:style style:name="T4" style:family="text">
      <style:text-properties officeooo:rsid="0020c469"/>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desarrollo de software.</text:p>
      <text:p text:style-name="P1"/>
      <text:p text:style-name="P2">¿De qué trata nuestro proyecto?</text:p>
      <text:p text:style-name="P2"/>
      <text:p text:style-name="P5">Piedra, Papel o Dragón, dicho de una forma simple, se trata de un juego de piedra, papel o tijera mejorado, ya que incluye nuevos gestos como esponja, dragón o árbol. </text:p>
      <text:p text:style-name="P5"/>
      <text:p text:style-name="P5">En este juego, en vez de jugarse contra otra persona lo hacés contra una máquina. </text:p>
      <text:p text:style-name="P5"/>
      <text:p text:style-name="P5">Piedra, Papel o Dragón se puede llevar a cabo gracias a una cámara conectada a la computadora en la cual hay un extenso código que incluye reconocimiento de gestos.</text:p>
      <text:p text:style-name="P5"/>
      <text:p text:style-name="P5"/>
      <text:p text:style-name="P2">Requerimientos de software.</text:p>
      <text:p text:style-name="P6"/>
      <text:p text:style-name="P7">Como Piedra, Papel o Dragón está en una etapa temprana de desarrollo donde estamos planeando, no podemos decir con claridad todos los requisitos de software para crear este juego.</text:p>
      <text:p text:style-name="P6"/>
      <text:p text:style-name="P6"><text:span text:style-name="T1">P</text:span>iedra, Papel o Dragón utiliza un algoritmo con inteligencia artificial que nos permite hacer el rec<text:span text:style-name="T1">onocimiento de las manos cuando hacen los diferentes movimientos. En este caso, nosotros estamos usando Edgeimpulse, una página que nos permite facilitar el proceso de reconocimiento al tan solo necesitar sacar fotos y dejar que la máquina haga la red neuronal a partir de dichas fotos.</text:span></text:p>
      <text:p text:style-name="P6"/>
      <text:p text:style-name="P7">También vamos a necesitar Python para implementar tanto un contador para evitar trampas como un programa que nos permita hacer que la máquina responda al reconocimiento de la mano con un gesto que no va a estar influenciado por el gesto de la persona, sino que va a ser un gesto decidido con un random.</text:p>
      <text:p text:style-name="P7"/>
      <text:p text:style-name="P7"/>
      <text:p text:style-name="P3">Requisitos funcionales</text:p>
      <text:p text:style-name="P3"/>
      <text:p text:style-name="P8">Los requisitos funcionales de Piedra, Papel o Dragón es que debe incluir un programa que cuando alguien decida jugar la máquina le devuelva una respuesta a su gesto.</text:p>
      <text:p text:style-name="P8"/>
      <text:p text:style-name="P8">También debe incluir un programa que te indique si ganaste o perdiste, y esto lo va a hacer gracias a otro de sus requisitos funcionales, el cual es que debe incluir un algoritmo que te permita reconocer los gestos que haga la persona con la mano.</text:p>
      <text:p text:style-name="P8"/>
      <text:p text:style-name="P8"/>
      <text:p text:style-name="P4">Requisitos no funcionales</text:p>
      <text:p text:style-name="P4"/>
      <text:p text:style-name="P8"><text:soft-page-break/>Uno de los requisitos no funcionales es que el programa debe ser seguro y justo para que la gente no se frustre al jugar, lo que incluye agregar un programa que evite que tanto la máquina como la persona hagan trampa. </text:p>
      <text:p text:style-name="P8"/>
      <text:p text:style-name="P8">Este programa se va a poder integrar con un temporizador que te permita elegir el gesto que querés hacer, y cuando d<text:span text:style-name="T4">e</text:span> 0 tanto la máquina como la persona van a tener que mostrar el gesto, pero si la persona se tarda un poco más de lo debido (<text:span text:style-name="T3">lo suficiente como para ver el gesto de la máquina y hacer uno que le gane) entonces la máquina va a indicar que la persona está haciendo trampa y el juego va a terminar.</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6:54:08.919166654</meta:creation-date>
    <dc:date>2025-05-28T17:44:46.967074076</dc:date>
    <meta:editing-duration>PT5M57S</meta:editing-duration>
    <meta:editing-cycles>1</meta:editing-cycles>
    <meta:document-statistic meta:table-count="0" meta:image-count="0" meta:object-count="0" meta:page-count="2" meta:paragraph-count="15" meta:word-count="434" meta:character-count="2463" meta:non-whitespace-character-count="2040"/>
    <meta:generator>LibreOffice/7.3.7.2$Linux_X86_64 LibreOffice_project/30$Build-2</meta:generator>
  </office:meta>
</office:document-meta>
</file>